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Text_20_body"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use-window-font-color="true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font-weight-asian="bold" style:font-weight-complex="bold"/>
    </style:style>
    <style:style style:name="T13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5" style:family="text">
      <style:text-properties fo:font-variant="normal" fo:text-transform="none" fo:color="#444444" fo:letter-spacing="normal" fo:font-style="normal" fo:font-weight="normal"/>
    </style:style>
    <style:style style:name="T16" style:family="text">
      <style:text-properties fo:font-variant="normal" fo:text-transform="none" fo:color="#444444" style:font-name="Arial" fo:letter-spacing="normal" fo:font-style="normal" fo:font-weight="normal"/>
    </style:style>
    <style:style style:name="T17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ae00" style:font-name="Arial" fo:letter-spacing="normal" fo:font-style="normal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/>
    </style:style>
    <style:style style:name="T24" style:family="text">
      <style:text-properties fo:color="#000000" style:font-name="Arial" style:font-name-asian="Courier New" style:font-name-complex="Courier New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b3b3b3"/>
    </style:style>
    <style:style style:name="T27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1">C:\sf2-git-tutorials\blog-demo\app\config\parameters.yml </text:p>
      <text:p text:style-name="P13"># This file is auto-generated during the composer install</text:p>
      <text:p text:style-name="P13"/>
      <text:p text:style-name="P13">parameters:</text:p>
      <text:p text:style-name="P13"># ustawienia dla mysql</text:p>
      <text:p text:style-name="P13"><text:s text:c="4"/><text:span text:style-name="T26">#database_driver: pdo_mysql</text:span></text:p>
      <text:p text:style-name="P13"><text:s text:c="4"/>database_host: 127.0.0.1</text:p>
      <text:p text:style-name="P13"><text:s text:c="4"/>database_port: null</text:p>
      <text:p text:style-name="P13"><text:s text:c="4"/>database_name: <text:span text:style-name="T4">blog-demo</text:span></text:p>
      <text:p text:style-name="P13"><text:s text:c="4"/>database_user: root</text:p>
      <text:p text:style-name="P13"><text:s text:c="4"/>database_password: null</text:p>
      <text:p text:style-name="P13"><text:s text:c="4"/>mailer_transport: smtp</text:p>
      <text:p text:style-name="P13"><text:s text:c="4"/>mailer_host: 127.0.0.1</text:p>
      <text:p text:style-name="P13"><text:s text:c="4"/>mailer_user: null</text:p>
      <text:p text:style-name="P13"><text:s text:c="4"/>mailer_password: null</text:p>
      <text:p text:style-name="P13"><text:s text:c="4"/><text:span text:style-name="T26">#locale: en</text:span></text:p>
      <text:p text:style-name="P13"><text:s text:c="4"/>secret: ThisTokenIsNotSoSecretChangeIt</text:p>
      <text:p text:style-name="P13"/>
      <text:p text:style-name="P13"># ustawienia dla sqlite</text:p>
      <text:p text:style-name="P14"><text:s text:c="4"/>#database_driver: pdo_sqlite</text:p>
      <text:p text:style-name="P14"><text:s text:c="4"/>#database_host: 127.0.0.1</text:p>
      <text:p text:style-name="P14"><text:s text:c="4"/>#database_port: null</text:p>
      <text:p text:style-name="P14"><text:s text:c="4"/>#database_name: null</text:p>
      <text:p text:style-name="P14"><text:s text:c="4"/>#database_user: root</text:p>
      <text:p text:style-name="P14"><text:s text:c="4"/>#database_password: null</text:p>
      <text:p text:style-name="P14"><text:s text:c="4"/>#database_path: '%kernel.root_dir%/data/<text:span text:style-name="T3">blog-demo.sqlite</text:span>'</text:p>
      <text:p text:style-name="P14"><text:s text:c="4"/>#mailer_transport: smtp</text:p>
      <text:p text:style-name="P14"><text:s text:c="4"/>#mailer_host: 127.0.0.1</text:p>
      <text:p text:style-name="P14"><text:s text:c="4"/>#mailer_user: null</text:p>
      <text:p text:style-name="P14"><text:s text:c="4"/>#mailer_password: null</text:p>
      <text:p text:style-name="P14"><text:s text:c="4"/>#locale: en</text:p>
      <text:p text:style-name="P14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27"><text:span text:style-name="T19">nullable: false - </text:span><text:span text:style-name="T23">wartość domyślna, obowiązkowo musimy podać dane</text:span></text:p>
      <text:p text:style-name="P27"><text:span text:style-name="T19">nullable: true - </text:span><text:span text:style-name="T23">nie musimy wypełniać pola danymi</text:span></text:p>
      <text:p text:style-name="P1">Schemat tabeli Post<text:span text:style-name="T27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oft-page-break/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json_array</text:p>
      <text:p text:style-name="P1"><text:s text:c="6"/>nullable: true</text:p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5">src\AppBundle\</text:span>Entity\Post.php</text:p>
      <text:p text:style-name="P8"><text:span text:style-name="T5">src\AppBundle\</text:span>Entity\Comment.php</text:p>
      <text:p text:style-name="P8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8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5"/>
      <text:p text:style-name="P25"/>
      <text:p text:style-name="P18"><text:span text:style-name="T5"># src\AppBundle\</text:span>Entity\Comment.php</text:p>
      <text:p text:style-name="P24"/>
      <text:p text:style-name="P18"><text:s text:c="4"/>public function __construct()</text:p>
      <text:p text:style-name="P18"><text:s text:c="4"/>{</text:p>
      <text:p text:style-name="P18"><text:s text:c="8"/>$this-&gt;published_at = new \DateTime();</text:p>
      <text:p text:style-name="P18"><text:s text:c="4"/>}</text:p>
      <text:p text:style-name="P24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9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0">curl -s https://getcomposer.org/installer | php</text:p>
      <text:p text:style-name="P2"><text:span text:style-name="T13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12"> cały katalog </text:span><text:span text:style-name="T14">rm -rf vendor </text:span><text:span text:style-name="T11">przed wywołaniem polecenia:</text:span></text:p>
      <text:p text:style-name="P12"/>
      <text:p text:style-name="P30"><text:span text:style-name="Source_20_Text"><text:span text:style-name="T2">$ php composer.phar install –no-interaction</text:span></text:span></text:p>
      <text:p text:style-name="P12"/>
      <text:p text:style-name="P4">Do pliku composer.json dodajem następujący wpis:</text:p>
      <text:p text:style-name="P29"/>
      <text:p text:style-name="P8">{</text:p>
      <text:p text:style-name="P8"><text:s text:c="4"/>"require": {</text:p>
      <text:p text:style-name="P8">...</text:p>
      <text:p text:style-name="P9"><text:span text:style-name="T19"><text:s text:c="8"/>"doctrine/doctrine-fixtures-bundle": "</text:span><text:span text:style-name="T21">dev</text:span><text:span text:style-name="T19">-master",</text:span></text:p>
      <text:p text:style-name="P17"><text:s text:c="8"/>"doctrine/data-fixtures": "<text:span text:style-name="T20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/>
      <text:p text:style-name="P30"><text:span text:style-name="Source_20_Text"><text:span text:style-name="T2">$ php composer.phar install –no-interaction #instalacja plików projektu bez aktualizacji do najnowszej wersji</text:span></text:span></text:p>
      <text:p text:style-name="P11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10">$ php composer.phar update doctrine/doctrine-fixtures-bundle</text:span> </text:p>
      <text:p text:style-name="P2"/>
      <text:p text:style-name="P2"><text:span text:style-name="T15">Jeżeli wszystko działa, to teraz można znaleźć pliki pakietu </text:span><text:span text:style-name="Teletype"><text:span text:style-name="T16">DoctrineFixturesBundle </text:span></text:span><text:span text:style-name="T15">w katalogu</text:span></text:p>
      <text:p text:style-name="P2"><text:span text:style-name="Teletype"><text:span text:style-name="T18">vendor/doctrine/doctrine-fixtures-bundle</text:span></text:span><text:span text:style-name="T15">.</text:span> </text:p>
      <text:p text:style-name="P2"><text:span text:style-name="Teletype"><text:span text:style-name="T16">DoctrineFixturesBundle </text:span></text:span><text:span text:style-name="T15">instaluje bibliotekę </text:span><text:a xlink:type="simple" xlink:href="https://github.com/doctrine/data-fixtures"><text:span text:style-name="T17">Doctrine Data Fixtures</text:span></text:a><text:span text:style-name="T15">. Biblioteke ta można znaleźć w</text:span></text:p>
      <text:p text:style-name="P2"><text:span text:style-name="Teletype"><text:span text:style-name="T18">vendor/doctrine/data-fixtures</text:span></text:span><text:span text:style-name="T15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22"><text:s text:c="4"/></text:span><text:span text:style-name="T25">public function </text:span><text:span text:style-name="T22">registerBundles()</text:span></text:p>
      <text:p text:style-name="P19"><text:s text:c="4"/>{</text:p>
      <text:p text:style-name="P16"><text:span text:style-name="T22"><text:s text:c="8"/>$bundles = </text:span><text:span text:style-name="T25">array</text:span><text:span text:style-name="T22">(</text:span></text:p>
      <text:p text:style-name="P20">...</text:p>
      <text:p text:style-name="P21"><text:s text:c="12"/>new Doctrine\Bundle\DoctrineBundle\DoctrineBundle(),</text:p>
      <text:p text:style-name="P21"><text:s text:c="12"/><text:span text:style-name="T3">new Doctrine\Bundle\FixturesBundle\DoctrineFixturesBundle(),</text:span></text:p>
      <text:p text:style-name="P21"><text:s text:c="12"/>new Sensio\Bundle\FrameworkExtraBundle\SensioFrameworkExtraBundle(),</text:p>
      <text:p text:style-name="P21"><text:s text:c="12"/>new AppBundle\AppBundle(),</text:p>
      <text:p text:style-name="P19"><text:soft-page-break/><text:s text:c="8"/>);</text:p>
      <text:p text:style-name="P16"/>
      <text:p text:style-name="P16"><text:span text:style-name="T22"><text:s text:c="8"/></text:span><text:span text:style-name="T25">return </text:span><text:span text:style-name="T22">$bundles;</text:span></text:p>
      <text:p text:style-name="P19"><text:s text:c="4"/>}</text:p>
      <text:p text:style-name="P19"/>
      <text:p text:style-name="P22">po wprowadzeniu komenty:</text:p>
      <text:p text:style-name="P22"/>
      <text:p text:style-name="P24">php app/console</text:p>
      <text:p text:style-name="P22"/>
      <text:p text:style-name="P22">Powinniśmy zobaczyć nowe polecenia symfony miedzy innymi:</text:p>
      <text:p text:style-name="P22"/>
      <text:p text:style-name="P24">doctrine:fixtures:load</text:p>
      <text:p text:style-name="P24"/>
      <text:p text:style-name="P24"/>
      <text:p text:style-name="P23">Tworzymy klasy do ładoania danych</text:p>
      <text:p text:style-name="P25"/>
      <text:p text:style-name="P25">1. Zaczynamy od stworzenia klasy, która będzie zamieniać title na łańcuch:</text:p>
      <text:p text:style-name="P28">src/AppBundle/<text:span text:style-name="T3">Utils/Slugger.php </text:span></text:p>
      <text:p text:style-name="P25"/>
      <text:p text:style-name="P25">&lt;?php</text:p>
      <text:p text:style-name="P25"/>
      <text:p text:style-name="P25">namespace AppBundle\Utils;</text:p>
      <text:p text:style-name="P25"/>
      <text:p text:style-name="P25">class Slugger</text:p>
      <text:p text:style-name="P25">{</text:p>
      <text:p text:style-name="P25"><text:s text:c="4"/>/**</text:p>
      <text:p text:style-name="P25"><text:s text:c="5"/>* @param string $string</text:p>
      <text:p text:style-name="P25"><text:s text:c="5"/>*</text:p>
      <text:p text:style-name="P25"><text:s text:c="5"/>* @return string</text:p>
      <text:p text:style-name="P25"><text:s text:c="5"/>*/</text:p>
      <text:p text:style-name="P25"><text:s text:c="4"/>public function slugify($string)</text:p>
      <text:p text:style-name="P25"><text:s text:c="4"/>{</text:p>
      <text:p text:style-name="P25"><text:s text:c="8"/>return trim(preg_replace('/[^a-z0-9]+/', '-', strtolower(strip_tags($string))), '-');</text:p>
      <text:p text:style-name="P25"><text:s text:c="4"/>}</text:p>
      <text:p text:style-name="P25">}</text:p>
      <text:p text:style-name="P25"/>
      <text:p text:style-name="P25">2. Podłączenie klasy do projektu:</text:p>
      <text:p text:style-name="P28">app/config/services.yml </text:p>
      <text:p text:style-name="P25">services:</text:p>
      <text:p text:style-name="P18"><text:s text:c="4"/>slugger:</text:p>
      <text:p text:style-name="P18"><text:s text:c="8"/>class: AppBundle\Utils\Slugger</text:p>
      <text:p text:style-name="P25"/>
      <text:p text:style-name="P34"><text:span text:style-name="T8">3. Modyfikujemy metodę</text:span></text:p>
      <text:p text:style-name="P34">src\AppBundle\Entity\User.php </text:p>
      <text:p text:style-name="P25"/>
      <text:p text:style-name="P25"><text:s text:c="4"/>public function getRoles()</text:p>
      <text:p text:style-name="P25"><text:s text:c="4"/>{</text:p>
      <text:p text:style-name="P25"><text:s text:c="8"/>$roles = $this-&gt;roles;</text:p>
      <text:p text:style-name="P25"/>
      <text:p text:style-name="P25"><text:s text:c="8"/>// guarantees that a user always has at least one role for security</text:p>
      <text:p text:style-name="P18"><text:s text:c="8"/>if (empty($roles)) {</text:p>
      <text:p text:style-name="P18"><text:s text:c="12"/>$roles[] = 'ROLE_USER';</text:p>
      <text:p text:style-name="P18"><text:s text:c="8"/>}</text:p>
      <text:p text:style-name="P18"/>
      <text:p text:style-name="P18"><text:s text:c="8"/>return array_unique($roles);</text:p>
      <text:p text:style-name="P25"><text:s text:c="4"/>}</text:p>
      <text:p text:style-name="P25"/>
      <text:p text:style-name="P25"/>
      <text:p text:style-name="P25"/>
      <text:p text:style-name="P25"/>
      <text:p text:style-name="P25"/>
      <text:p text:style-name="P25"><text:soft-page-break/>4. Tworzymy plik ładujący przykładowe dane:</text:p>
      <text:p text:style-name="P25">src/AppBundle/<text:span text:style-name="T3">DataFixtures/ORM/LoadFixtures.php</text:span></text:p>
      <text:p text:style-name="P18"/>
      <text:p text:style-name="P27"><text:span text:style-name="T19">nullable: false - </text:span><text:span text:style-name="T24">wartość domyślna, obowiązkowo musimy podać dane</text:span></text:p>
      <text:p text:style-name="P27"><text:span text:style-name="T19">nullable: true - </text:span><text:span text:style-name="T24">nie musimy wypełniać pola danymi</text:span></text:p>
      <text:p text:style-name="P22"/>
      <text:p text:style-name="P22">5. Załadowanie danych do tabel:</text:p>
      <text:p text:style-name="P22"/>
      <text:p text:style-name="P24">php app/console doctrine:fixtures:load</text:p>
      <text:p text:style-name="P23"/>
      <text:p text:style-name="P23"/>
      <text:p text:style-name="P26">Podsumowanie</text:p>
      <text:p text:style-name="P25"/>
      <text:p text:style-name="P24">php app/console doctrine:database:create</text:p>
      <text:p text:style-name="P24">php app/console doctrine:generate:entities AppBundle</text:p>
      <text:p text:style-name="P24">php app/console doctrine:schema:update –force</text:p>
      <text:p text:style-name="P24">php app/console doctrine:fixtures:loa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H18M39S</meta:editing-duration>
    <meta:editing-cycles>127</meta:editing-cycles>
    <meta:generator>OpenOffice.org/3.3$Win32 OpenOffice.org_project/330m20$Build-9567</meta:generator>
    <dc:date>2015-12-08T11:00:54.16</dc:date>
    <dc:creator>szymon idczak</dc:creator>
    <meta:document-statistic meta:table-count="0" meta:image-count="0" meta:object-count="0" meta:page-count="6" meta:paragraph-count="233" meta:word-count="670" meta:character-count="7049"/>
    <meta:user-defined meta:name="Info 1"/>
    <meta:user-defined meta:name="Info 2"/>
    <meta:user-defined meta:name="Info 3"/>
    <meta:user-defined meta:name="Info 4"/>
  </office:meta>
</office:document-meta>
</file>